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326.49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/>
    </style:style>
    <style:style style:name="ce17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ffff6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" fo:font-size="12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gression</text:p>
          </table:table-cell>
          <table:table-cell/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GOAL</text:p>
          </table:table-cell>
          <table:table-cell table:style-name="ce3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4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17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1">
          <table:table-cell/>
          <table:table-cell table:style-name="ce11"/>
          <table:table-cell table:number-columns-repeated="2"/>
          <table:table-cell table:style-name="ce17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17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Multiple Types</text:p>
          </table:table-cell>
          <table:table-cell table:style-name="ce18"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10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text:span text:style-name="T2"><text:a xlink:href="https://www.hackerearth.com/practice/machine-learning/machine-learning-projects/python-project/tutorial/" xlink:type="simple">Link2</text:a>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<text:span text:style-name="T1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Boston Housing Dataset</text:p>
          </table:table-cell>
          <table:table-cell office:value-type="string" calcext:value-type="string">
            <text:p>To Predict Price</text:p>
          </table:table-cell>
          <table:table-cell office:value-type="string" calcext:value-type="string">
            <text:p><text:span text:style-name="T3"><text:a xlink:href="https://github.com/Gurubux/StatQuest/blob/master/Regularization-Ridge-Lasso-ElasticNet/Ridge/Ridge.ipynb" xlink:type="simple">Ridge.ipynb</text:a></text:span></text:p>
            <text:p><text:span text:style-name="T3"><text:a xlink:href="https://github.com/Gurubux/StatQuest/blob/master/Regularization-Ridge-Lasso-ElasticNet/Lasso/Lasso.ipynb" xlink:type="simple">Lasso.ipynb</text:a></text:span></text:p>
            <text:p><text:span text:style-name="T3"><text:a xlink:href="https://github.com/Gurubux/StatQuest/blob/master/Regularization-Ridge-Lasso-ElasticNet/Elastic_net/Elastic-Net.ipynb" xlink:type="simple">Elastic-Net.ipynb</text:a></text:span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/>
          <table:table-cell table:style-name="ce19" office:value-type="string" calcext:value-type="string">
            <text:p><text:span text:style-name="T2"><text:a xlink:href="https://www.kaggle.com/c/new-york-city-taxi-fare-prediction/kernels?sortBy=voteCount&amp;group=everyone&amp;pageSize=20&amp;competitionId=10170" xlink:type="simple">New York City Taxi Fare Prediction</text:a>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9" office:value-type="string" calcext:value-type="string">
            <text:p><text:span text:style-name="T2"><text:a xlink:href="https://www.kaggle.com/mehdidag/black-friday/kernels?sortBy=voteCount&amp;group=everyone&amp;pageSize=20&amp;datasetId=38809" xlink:type="simple">Black Friday</text:a></text:span>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4"/>
          <table:table-cell table:style-name="ce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11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0:50:09.8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6-24T23:25:01.788000000</dc:date>
    <meta:editing-duration>P2DT2H59M36S</meta:editing-duration>
    <meta:editing-cycles>13</meta:editing-cycles>
    <meta:document-statistic meta:table-count="1" meta:cell-count="76" meta:object-count="0"/>
  </office:meta>
</office:document-meta>
</file>